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181in" table:align="left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1.5382in"/>
    </style:style>
    <style:style style:name="Table1.C" style:family="table-column">
      <style:table-column-properties style:column-width="1.93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gracias por la aclaración. Si el objetivo de esta sección es explicar los tipos de memoria desde una perspectiva lógica o computacional —y en particular los conceptos de <text:span text:style-name="Emphasis">memoria de solo lectura</text:span> (ROM) y <text:span text:style-name="Emphasis">memoria de lectura y escritura</text:span> (RAM u otras)— entonces aquí te propongo una estructura clara, progresiva y comprensible para el lector:</text:p>
      <text:p text:style-name="Horizontal_20_Line"/>
      <text:h text:style-name="Heading_20_3" text:outline-level="3">Sección: Tipos de memoria</text:h>
      <text:p text:style-name="Text_20_body"><text:span text:style-name="Strong_20_Emphasis">Objetivo:</text:span> Explicar los dos tipos de memoria fundamentales —de solo lectura y de lectura/escritura— y su utilidad en el funcionamiento de sistemas inteligentes, con ejemplos que faciliten su comprensión.</text:p>
      <text:p text:style-name="Horizontal_20_Line"/>
      <text:h text:style-name="Heading_20_4" text:outline-level="4">1. Introducción breve: ¿Por qué existen distintos tipos de memoria?</text:h>
      <text:list xml:id="list4107766253" text:style-name="L1">
        <text:list-item>
          <text:p text:style-name="P1">Una máquina (natural o artificial) necesita conservar información.</text:p>
        </text:list-item>
        <text:list-item>
          <text:p text:style-name="P1">No toda la información debe usarse de la misma manera:</text:p>
          <text:list>
            <text:list-item>
              <text:p text:style-name="P1">Algunas cosas deben permanecer inalterables (reglas, planos, instrucciones).</text:p>
            </text:list-item>
            <text:list-item>
              <text:p text:style-name="P1">Otras deben cambiar constantemente (resultados, estados, decisiones).</text:p>
            </text:list-item>
          </text:list>
        </text:list-item>
      </text:list>
      <text:p text:style-name="Text_20_body"><text:span text:style-name="Emphasis">Ejemplo introductorio humano:</text:span></text:p>
      <text:p text:style-name="Quotations">“Es como la diferencia entre recordar tu fecha de nacimiento (memoria fija) y lo que comiste ayer (memoria cambiante). Ambas son memoria, pero cumplen funciones muy diferentes.”</text:p>
      <text:p text:style-name="Horizontal_20_Line"/>
      <text:h text:style-name="Heading_20_4" text:outline-level="4">2. Memoria de solo lectura (ROM)</text:h>
      <text:list xml:id="list3363168092" text:style-name="L2">
        <text:list-item>
          <text:p text:style-name="P2"><text:span text:style-name="Strong_20_Emphasis">Definición:</text:span> Contiene información que no cambia durante la vida del sistema.</text:p>
        </text:list-item>
        <text:list-item>
          <text:p text:style-name="P2"><text:span text:style-name="Strong_20_Emphasis">Propiedades:</text:span></text:p>
          <text:list>
            <text:list-item>
              <text:p text:style-name="P2">Inmutable.</text:p>
            </text:list-item>
            <text:list-item>
              <text:p text:style-name="P2">Segura: no se pierde ni se corrompe con el tiempo.</text:p>
            </text:list-item>
            <text:list-item>
              <text:p text:style-name="P2">Contiene la “esencia” del individuo (en el caso del ADN, su estructura genética).</text:p>
            </text:list-item>
          </text:list>
        </text:list-item>
        <text:list-item>
          <text:p text:style-name="P2"><text:span text:style-name="Strong_20_Emphasis">Ejemplos:</text:span></text:p>
          <text:list>
            <text:list-item>
              <text:p text:style-name="P2">El ADN en un ser vivo.</text:p>
            </text:list-item>
            <text:list-item>
              <text:p text:style-name="P2">El firmware en un dispositivo electrónico.</text:p>
            </text:list-item>
            <text:list-item>
              <text:p text:style-name="P2">Las reglas gramaticales que has aprendido en la infancia (difíciles de desaprender).</text:p>
            </text:list-item>
          </text:list>
        </text:list-item>
        <text:list-item>
          <text:p text:style-name="P2"><text:span text:style-name="Strong_20_Emphasis">Utilidad:</text:span> Sirve como <text:span text:style-name="Emphasis">referencia permanente</text:span> para construir, guiar y conservar identidad.</text:p>
        </text:list-item>
      </text:list>
      <text:p text:style-name="Horizontal_20_Line"/>
      <text:h text:style-name="Heading_20_4" text:outline-level="4"><text:soft-page-break/>3. Memoria de lectura y escritura (RAM)</text:h>
      <text:list xml:id="list729538643" text:style-name="L3">
        <text:list-item>
          <text:p text:style-name="P3"><text:span text:style-name="Strong_20_Emphasis">Definición:</text:span> Memoria que puede modificarse durante el funcionamiento del sistema.</text:p>
        </text:list-item>
        <text:list-item>
          <text:p text:style-name="P3"><text:span text:style-name="Strong_20_Emphasis">Propiedades:</text:span></text:p>
          <text:list>
            <text:list-item>
              <text:p text:style-name="P3">Dinámica.</text:p>
            </text:list-item>
            <text:list-item>
              <text:p text:style-name="P3">Volátil: puede borrarse, sobrescribirse o perderse.</text:p>
            </text:list-item>
            <text:list-item>
              <text:p text:style-name="P3">Permite experimentar, aprender, adaptarse.</text:p>
            </text:list-item>
          </text:list>
        </text:list-item>
        <text:list-item>
          <text:p text:style-name="P3"><text:span text:style-name="Strong_20_Emphasis">Ejemplos:</text:span></text:p>
          <text:list>
            <text:list-item>
              <text:p text:style-name="P3">El aprendizaje de experiencias nuevas.</text:p>
            </text:list-item>
            <text:list-item>
              <text:p text:style-name="P3">La memoria a corto plazo del ser humano.</text:p>
            </text:list-item>
            <text:list-item>
              <text:p text:style-name="P3">Los estados variables en un programa (como el marcador de un juego, o la posición de un personaje).</text:p>
            </text:list-item>
          </text:list>
        </text:list-item>
        <text:list-item>
          <text:p text:style-name="P3"><text:span text:style-name="Strong_20_Emphasis">Utilidad:</text:span> Sirve para el <text:span text:style-name="Emphasis">proceso</text:span>, la <text:span text:style-name="Emphasis">adaptación</text:span>, el <text:span text:style-name="Emphasis">pensamiento activo</text:span> y la <text:span text:style-name="Emphasis">acción</text:span>.</text:p>
        </text:list-item>
      </text:list>
      <text:p text:style-name="Horizontal_20_Line"/>
      <text:h text:style-name="Heading_20_4" text:outline-level="4">4. Comparación directa: ¿por qué necesitamos ambas?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2335358113408">
            <table:table-cell table:style-name="Table1.A1" office:value-type="string">
              <text:p text:style-name="Table_20_Heading">Aspecto</text:p>
            </table:table-cell>
            <table:table-cell table:style-name="Table1.A1" office:value-type="string">
              <text:p text:style-name="Table_20_Heading">Solo Lectura (ROM)</text:p>
            </table:table-cell>
            <table:table-cell table:style-name="Table1.A1" office:value-type="string">
              <text:p text:style-name="Table_20_Heading">Lectura/Escritura (RAM)</text:p>
            </table:table-cell>
          </table:table-row>
        </table:table-header-rows>
        <table:table-row table:style-name="TableLine2335358113408">
          <table:table-cell table:style-name="Table1.A1" office:value-type="string">
            <text:p text:style-name="Table_20_Contents">Naturaleza</text:p>
          </table:table-cell>
          <table:table-cell table:style-name="Table1.A1" office:value-type="string">
            <text:p text:style-name="Table_20_Contents">Fija</text:p>
          </table:table-cell>
          <table:table-cell table:style-name="Table1.A1" office:value-type="string">
            <text:p text:style-name="Table_20_Contents">Variable</text:p>
          </table:table-cell>
        </table:table-row>
        <table:table-row table:style-name="TableLine2335358113408">
          <table:table-cell table:style-name="Table1.A1" office:value-type="string">
            <text:p text:style-name="Table_20_Contents">Duración</text:p>
          </table:table-cell>
          <table:table-cell table:style-name="Table1.A1" office:value-type="string">
            <text:p text:style-name="Table_20_Contents">Permanente</text:p>
          </table:table-cell>
          <table:table-cell table:style-name="Table1.A1" office:value-type="string">
            <text:p text:style-name="Table_20_Contents">Temporal</text:p>
          </table:table-cell>
        </table:table-row>
        <table:table-row table:style-name="TableLine2335358113408">
          <table:table-cell table:style-name="Table1.A1" office:value-type="string">
            <text:p text:style-name="Table_20_Contents">Ejemplo en la vida</text:p>
          </table:table-cell>
          <table:table-cell table:style-name="Table1.A1" office:value-type="string">
            <text:p text:style-name="Table_20_Contents">ADN</text:p>
          </table:table-cell>
          <table:table-cell table:style-name="Table1.A1" office:value-type="string">
            <text:p text:style-name="Table_20_Contents">Memoria de corto plazo</text:p>
          </table:table-cell>
        </table:table-row>
        <table:table-row table:style-name="TableLine2335358113408">
          <table:table-cell table:style-name="Table1.A1" office:value-type="string">
            <text:p text:style-name="Table_20_Contents">Ejemplo en computación</text:p>
          </table:table-cell>
          <table:table-cell table:style-name="Table1.A1" office:value-type="string">
            <text:p text:style-name="Table_20_Contents">Firmware</text:p>
          </table:table-cell>
          <table:table-cell table:style-name="Table1.A1" office:value-type="string">
            <text:p text:style-name="Table_20_Contents">RAM</text:p>
          </table:table-cell>
        </table:table-row>
        <table:table-row table:style-name="TableLine2335358113408">
          <table:table-cell table:style-name="Table1.A1" office:value-type="string">
            <text:p text:style-name="Table_20_Contents">Rol funcional</text:p>
          </table:table-cell>
          <table:table-cell table:style-name="Table1.A1" office:value-type="string">
            <text:p text:style-name="Table_20_Contents">Identidad, base</text:p>
          </table:table-cell>
          <table:table-cell table:style-name="Table1.A1" office:value-type="string">
            <text:p text:style-name="Table_20_Contents">Pensamiento, reacción</text:p>
          </table:table-cell>
        </table:table-row>
      </table:table>
      <text:p text:style-name="Text_20_body"><text:span text:style-name="Emphasis">Analogía final:</text:span></text:p>
      <text:p text:style-name="Quotations">“Una receta escrita en piedra es ROM; una libreta donde apuntas cambios o pruebas es RAM.”</text:p>
      <text:p text:style-name="Horizontal_20_Line"/>
      <text:h text:style-name="Heading_20_4" text:outline-level="4">5. Conclusión: Una máquina sin memoria fija no sabría quién es; una máquina sin memoria dinámica no podría pensar.</text:h>
      <text:p text:style-name="Horizontal_20_Line"/>
      <text:p text:style-name="Text_20_body">¿Te gustaría que desarrolle el texto de esta sección con esta estructura o prefieres ajustarla primer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0T10:50:55.871000000</meta:creation-date>
    <dc:date>2025-07-20T10:54:18.794000000</dc:date>
    <meta:editing-duration>PT3M23S</meta:editing-duration>
    <meta:editing-cycles>1</meta:editing-cycles>
    <meta:document-statistic meta:table-count="1" meta:image-count="0" meta:object-count="0" meta:page-count="2" meta:paragraph-count="55" meta:word-count="430" meta:character-count="2735" meta:non-whitespace-character-count="2384"/>
    <meta:generator>LibreOffice/7.3.5.2$Windows_X86_64 LibreOffice_project/184fe81b8c8c30d8b5082578aee2fed2ea847c01</meta:generator>
  </office:meta>
</office:document-meta>
</file>